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0c231d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0c231d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0d1793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0c231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0c231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0c231d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0c231d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0c231d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fo:font-weight="normal" officeooo:paragraph-rsid="000ce4b4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0ce4b4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0d1793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officeooo:rsid="000ce4b4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officeooo:rsid="0012159e" style:text-blinking="false" fo:background-color="transparen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officeooo:rsid="00161ab5" style:text-blinking="false" fo:background-color="transparen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fo:font-size="11pt" fo:letter-spacing="normal" fo:font-style="normal" style:text-underline-style="none" officeooo:rsid="00161ab5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de Análise de Impacto e de Opções de Modificação</text:p>
      <text:p text:style-name="P5"/>
      <text:p text:style-name="P2"><text:span text:style-name="T1">Nome:</text:span><text:span text:style-name="T4"> Yuri Matheus Dias Pereira</text:span></text:p>
      <text:p text:style-name="P6"/>
      <text:p text:style-name="P9"><text:span text:style-name="T1">Escopo: </text:span><text:span text:style-name="T12">Alteração </text:span><text:span text:style-name="T13">do Documento de Especificação de Objetivos e Requisitos</text:span><text:span text:style-name="T12"> com </text:span><text:span text:style-name="T13">a finalidade de solucionar os problemas encontrados no relatório de Verificação/Validação de Requisitos submetido na data </text:span><text:span text:style-name="T14">15/05/2015 e cuja versão é a 1.0</text:span><text:span text:style-name="T12">.</text:span></text:p>
      <text:p text:style-name="P6"/>
      <text:p text:style-name="P2"><text:span text:style-name="T1">Tipo da Manutenção: </text:span><text:span text:style-name="T4">Corretiva.</text:span></text:p>
      <text:p text:style-name="P6"/>
      <text:p text:style-name="P1"><text:span text:style-name="T1">Criticidade:</text:span><text:span text:style-name="T10"> </text:span><text:span text:style-name="T11">Média.</text:span></text:p>
      <text:p text:style-name="P7"/>
      <text:p text:style-name="P2"><text:span text:style-name="T1">Tempo Estimado:</text:span><text:span text:style-name="T2"> </text:span><text:span text:style-name="T4">2h</text:span></text:p>
      <text:p text:style-name="P6"/>
      <text:p text:style-name="P2"><text:span text:style-name="T1">Custo estimado:</text:span><text:span text:style-name="T3"> </text:span><text:span text:style-name="T4">Apenas uma </text:span><text:span text:style-name="T5">pessoa.</text:span></text:p>
      <text:p text:style-name="P6"/>
      <text:p text:style-name="P8">Opções de Desenvolvimento:</text:p>
      <text:p text:style-name="P6"/>
      <text:p text:style-name="P8">Opção 1:</text:p>
      <text:p text:style-name="P2"><text:span text:style-name="T1">Descrição: </text:span><text:span text:style-name="T9">Serão alterados os requisitos:</text:span></text:p>
      <text:p text:style-name="P3"><text:span text:style-name="T9">R14, adicionando a atração que cada sessão possui. RF11, tirando a restrição em apenas 3D. RF04 e RF20, adicionando as informações necessárias para cadastrar um cliente presentes no caso de uso referenciado. R19, adicionando os campos preço e descrição. RF10, melhorando a descrição para não ficar tão parecida com o RF14.</text:span></text:p>
      <text:p text:style-name="P3"><text:span text:style-name="T9">Também, será feita uma refatoração para alterar a confusão entre os diferentes “usuários” do sistema.</text:span></text:p>
      <text:p text:style-name="P2"><text:span text:style-name="T1">Arquivos modificados:</text:span><text:span text:style-name="T3"> </text:span><text:span text:style-name="T9">Documento de Especificação de Objetivos e Requisitos.</text:span></text:p>
      <text:p text:style-name="P2"><text:span text:style-name="T1">Impacto da opção: </text:span><text:span text:style-name="T8">Médio</text:span><text:span text:style-name="T7">, apenas algumas </text:span><text:span text:style-name="T8">informações incorretas nos requisitos serão corrigidas, e elas já foram corrigidas na implementação.</text:span></text:p>
      <text:p text:style-name="P2"><text:span text:style-name="T1">Aceitação: </text:span><text:span text:style-name="T7">Aceita</text:span></text:p>
      <text:p text:style-name="P6"/>
      <text:p text:style-name="P2"><text:span text:style-name="T1">Recomendação do responsável:</text:span><text:span text:style-name="T3"> </text:span><text:span text:style-name="T7">A recomendação é para aceitar a modificação e a implementar, </text:span><text:span text:style-name="T6">n</text:span><text:span text:style-name="T7">a Opção 1.</text:span></text:p>
      <text:p text:style-name="P6"/>
      <text:p text:style-name="P2"><text:span text:style-name="T1">Situação: </text:span><text:span text:style-name="T4">Aprovada</text:span></text:p>
      <text:p text:style-name="P6"/>
      <text:p text:style-name="P2"><text:span text:style-name="T1">Ata de Reunião:</text:span><text:span text:style-name="T3"> </text:span><text:span text:style-name="T4">Como a criticidade desta mudança é </text:span><text:span text:style-name="T8">média</text:span><text:span text:style-name="T4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46:37.41</meta:creation-date>
    <dc:date>2015-05-24T19:55:55.37</dc:date>
    <meta:editing-duration>PT8M36S</meta:editing-duration>
    <meta:editing-cycles>3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8" meta:word-count="211" meta:character-count="1426" meta:non-whitespace-character-count="1233"/>
  </office:meta>
</office:document-meta>
</file>